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middle" draw:auto-grow-height="false" fo:min-height="3.27cm" fo:min-width="9.72cm" fo:padding-top="0.125cm" fo:padding-bottom="0.125cm" fo:padding-left="0.25cm" fo:padding-right="0.25cm" draw:shadow="hidden" draw:shadow-offset-x="0.2cm" draw:shadow-offset-y="0.2cm" draw:shadow-color="#808080"/>
    </style:style>
    <style:style style:name="gr2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84d1" draw:opacity="99%" draw:textarea-horizontal-align="justify" draw:textarea-vertical-align="middle" draw:auto-grow-height="false" fo:min-height="1.802cm" fo:min-width="6.854cm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2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0f7043" draw:textarea-horizontal-align="justify" draw:textarea-vertical-align="middle" draw:auto-grow-height="false" fo:min-height="0.75cm" fo:min-width="2.1cm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2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0f7043" draw:textarea-horizontal-align="justify" draw:textarea-vertical-align="middle" draw:auto-grow-height="false" fo:min-height="0.75cm" fo:min-width="2.1cm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2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0f7043" draw:textarea-horizontal-align="justify" draw:textarea-vertical-align="middle" draw:auto-grow-height="false" fo:min-height="0.75cm" fo:min-width="2.1cm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2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0f7043" draw:textarea-horizontal-align="justify" draw:textarea-vertical-align="middle" draw:auto-grow-height="false" fo:min-height="0.75cm" fo:min-width="2.1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2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0f7043" draw:textarea-horizontal-align="justify" draw:textarea-vertical-align="middle" draw:auto-grow-height="false" fo:min-height="0.75cm" fo:min-width="2.1cm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2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0f7043" draw:textarea-horizontal-align="justify" draw:textarea-vertical-align="middle" draw:auto-grow-height="false" fo:min-height="0.75cm" fo:min-width="2.1cm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solid" draw:fill-color="#0084d1" draw:opacity="99%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0f7043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ffff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0.6cm" svg:height="3.9cm" svg:x="0cm" svg:y="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0.4cm" svg:height="2.9cm" svg:x="0.1cm" svg:y="0.5cm">
          <text:p text:style-name="P2"><text:span text:style-name="T1">Realti</text:span><text:span text:style-name="T1">me </text:span><text:span text:style-name="T1">Com</text:span><text:span text:style-name="T1">munic</text:span><text:span text:style-name="T1">ation </text:span><text:span text:style-name="T1">Syste</text:span><text:span text:style-name="T1">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" draw:text-style-name="P4" draw:layer="layout" svg:width="2.6cm" svg:height="1cm" svg:x="0.4cm" svg:y="0.3cm">
            <text:p text:style-name="P2"><text:span text:style-name="T2">Node</text:span><text:span text:style-name="T3"> 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2.6cm" svg:height="1cm" svg:x="4cm" svg:y="0.3cm">
            <text:p text:style-name="P2"><text:span text:style-name="T2">Node</text:span><text:span text:style-name="T3"> 2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6cm" svg:height="1cm" svg:x="7.6cm" svg:y="0.3cm">
            <text:p text:style-name="P2"><text:span text:style-name="T2">Node</text:span><text:span text:style-name="T3"> 3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2.6cm" svg:height="1cm" svg:x="0.4cm" svg:y="2.6cm">
            <text:p text:style-name="P2"><text:span text:style-name="T2">Node</text:span><text:span text:style-name="T3"> 4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2.6cm" svg:height="1cm" svg:x="4cm" svg:y="2.6cm">
            <text:p text:style-name="P2"><text:span text:style-name="T2">Node</text:span><text:span text:style-name="T3"> 5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2.6cm" svg:height="1cm" svg:x="7.6cm" svg:y="2.6cm">
            <text:p text:style-name="P2"><text:span text:style-name="T2">Node</text:span><text:span text:style-name="T3"> 6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6cm" fo:page-height="3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2T15:39:12.620056137</meta:creation-date>
    <dc:date>2016-08-12T15:42:43.078843077</dc:date>
    <meta:editing-duration>PT3M30S</meta:editing-duration>
    <meta:editing-cycles>1</meta:editing-cycles>
    <meta:document-statistic meta:object-count="9"/>
    <meta:generator>LibreOffice/5.1.4.2$Linux_X86_64 LibreOffice_project/10m0$Build-2</meta:generator>
  </office:meta>
</office:document-meta>
</file>